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5.72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4.489cm"/>
    </style:style>
    <style:style style:name="co7" style:family="table-column">
      <style:table-column-properties fo:break-before="auto" style:column-width="4.464cm"/>
    </style:style>
    <style:style style:name="co8" style:family="table-column">
      <style:table-column-properties fo:break-before="auto" style:column-width="0.68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3.552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cell-protect="none" style:print-content="true" fo:border="0.06pt solid #dfdfdf"/>
      <style:text-properties style:font-name="Liberation Sans" fo:font-size="10pt" fo:language="ca" fo:country="ES" fo:font-weight="normal" style:font-name-asian="Noto Sans CJK SC" style:font-size-asian="10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17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06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06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6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06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7" style:family="table-cell" style:parent-style-name="Default" style:data-style-name="N10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63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06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06">
      <style:table-cell-properties style:text-align-source="fix" style:repeat-content="false" fo:border="0.06pt solid #dfdfdf"/>
      <style:paragraph-properties fo:text-align="center" fo:margin-left="0cm"/>
    </style:style>
    <style:style style:name="ce133" style:family="table-cell" style:parent-style-name="Default" style:data-style-name="N163"/>
    <style:style style:name="ce84" style:family="table-cell" style:parent-style-name="Default" style:data-style-name="N163">
      <style:table-cell-properties fo:border="none" style:rotation-angle="0"/>
    </style:style>
    <style:style style:name="ce85" style:family="table-cell" style:parent-style-name="Default" style:data-style-name="N163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63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63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207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208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209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210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211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96" style:family="table-cell" style:parent-style-name="Default" style:data-style-name="N163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3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3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07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27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2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25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22"/>
        <table:table-column table:style-name="co6" table:default-cell-style-name="ce44"/>
        <table:table-column table:style-name="co7" table:default-cell-style-name="ce133"/>
        <table:table-column table:style-name="co5" table:number-columns-repeated="2" table:default-cell-style-name="ce99"/>
        <table:table-column table:style-name="co5" table:default-cell-style-name="ce22"/>
        <table:table-column table:style-name="co8" table:number-columns-repeated="181" table:default-cell-style-name="Default"/>
        <table:table-column table:style-name="co9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M12 Final project</text:p>
          </table:table-cell>
          <table:covered-table-cell table:style-name="ce22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W.W.C.A</text:p>
          </table:table-cell>
          <table:covered-table-cell table:style-name="ce22" table:content-validation-name="val1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table:number-columns-spanned="2" table:number-rows-spanned="1"/>
          <table:covered-table-cell table:content-validation-name="val1"/>
          <table:table-cell table:style-name="ce179" table:content-validation-name="val1" table:formula="of:=TODAY()" office:value-type="date" office:date-value="2022-02-17" calcext:value-type="date" table:number-columns-spanned="4" table:number-rows-spanned="1">
            <text:p>17/02/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 office:value-type="float" office:value="9" calcext:value-type="float">
            <text:p>09</text:p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 office:value-type="float" office:value="10" calcext:value-type="float">
            <text:p>10</text:p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 office:value-type="float" office:value="11" calcext:value-type="float">
            <text:p>11</text:p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 office:value-type="float" office:value="12" calcext:value-type="float">
            <text:p>12</text:p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 office:value-type="float" office:value="13" calcext:value-type="float">
            <text:p>13</text:p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 office:value-type="float" office:value="14" calcext:value-type="float">
            <text:p>14</text:p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 office:value-type="float" office:value="15" calcext:value-type="float">
            <text:p>15</text:p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 office:value-type="float" office:value="16" calcext:value-type="float">
            <text:p>16</text:p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 office:value-type="float" office:value="17" calcext:value-type="float">
            <text:p>17</text:p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 office:value-type="float" office:value="18" calcext:value-type="float">
            <text:p>18</text:p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 office:value-type="float" office:value="19" calcext:value-type="float">
            <text:p>19</text:p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 office:value-type="float" office:value="20" calcext:value-type="float">
            <text:p>20</text:p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 office:value-type="float" office:value="21" calcext:value-type="float">
            <text:p>21</text:p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 office:value-type="float" office:value="22" calcext:value-type="float">
            <text:p>22</text:p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 office:value-type="float" office:value="23" calcext:value-type="float">
            <text:p>23</text:p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 office:value-type="float" office:value="24" calcext:value-type="float">
            <text:p>24</text:p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 office:value-type="float" office:value="25" calcext:value-type="float">
            <text:p>25</text:p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 office:value-type="float" office:value="26" calcext:value-type="float">
            <text:p>26</text:p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 office:value-type="float" office:value="27" calcext:value-type="float">
            <text:p>27</text:p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 office:value-type="float" office:value="28" calcext:value-type="float">
            <text:p>28</text:p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 office:value-type="float" office:value="29" calcext:value-type="float">
            <text:p>29</text:p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 office:value-type="float" office:value="30" calcext:value-type="float">
            <text:p>30</text:p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 office:value-type="float" office:value="31" calcext:value-type="float">
            <text:p>31</text:p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 office:value-type="float" office:value="32" calcext:value-type="float">
            <text:p>32</text:p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 office:value-type="float" office:value="33" calcext:value-type="float">
            <text:p>33</text:p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 office:value-type="float" office:value="34" calcext:value-type="float">
            <text:p>34</text:p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2-02-27" calcext:value-type="date">
            <text:p>feb-22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2022-04-01" calcext:value-type="date">
            <text:p>abr-22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 office:value-type="date" office:date-value="2022-07-01" calcext:value-type="date">
            <text:p>jul-22</text:p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 office:value-type="date" office:date-value="2022-08-01" calcext:value-type="date">
            <text:p>ago-22</text:p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13])" office:value-type="date" office:date-value="2022-02-27" calcext:value-type="date">
            <text:p>27-feb-2022</text:p>
          </table:table-cell>
          <table:table-cell table:style-name="ce62" table:content-validation-name="val1" office:value-type="float" office:value="44" calcext:value-type="float">
            <text:p>44</text:p>
          </table:table-cell>
          <table:table-cell table:style-name="ce48" table:content-validation-name="val1" table:formula="of:=MAX([.F11:.F13])" office:value-type="date" office:date-value="2022-04-14" calcext:value-type="date">
            <text:p>14-abr-2022</text:p>
          </table:table-cell>
          <table:table-cell table:style-name="ce86" table:content-validation-name="val1" table:formula="of:=SUMPRODUCT([.G11:.G13];[.E11:.E13])/SUM([.E11:.E13])" office:value-type="percentage" office:value="0" calcext:value-type="percentage">
            <text:p>0%</text:p>
          </table:table-cell>
          <table:table-cell table:style-name="ce103" table:content-validation-name="val1" table:formula="of:=[.F10]-[.D10]+1" office:value-type="float" office:value="47" calcext:value-type="float">
            <text:p>47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2-02-27" calcext:value-type="date">
            <text:p>27</text:p>
          </table:table-cell>
          <table:table-cell table:style-name="ce126" table:content-validation-name="val1" table:formula="of:=[.K10]+1" office:value-type="date" office:date-value="2022-02-28" calcext:value-type="date">
            <text:p>28</text:p>
          </table:table-cell>
          <table:table-cell table:style-name="ce126" table:content-validation-name="val1" table:formula="of:=[.L10]+1" office:value-type="date" office:date-value="2022-03-01" calcext:value-type="date">
            <text:p>01</text:p>
          </table:table-cell>
          <table:table-cell table:style-name="ce126" table:content-validation-name="val1" table:formula="of:=[.M10]+1" office:value-type="date" office:date-value="2022-03-02" calcext:value-type="date">
            <text:p>02</text:p>
          </table:table-cell>
          <table:table-cell table:style-name="ce126" table:content-validation-name="val1" table:formula="of:=[.N10]+1" office:value-type="date" office:date-value="2022-03-03" calcext:value-type="date">
            <text:p>03</text:p>
          </table:table-cell>
          <table:table-cell table:style-name="ce126" table:content-validation-name="val1" table:formula="of:=[.O10]+1" office:value-type="date" office:date-value="2022-03-04" calcext:value-type="date">
            <text:p>04</text:p>
          </table:table-cell>
          <table:table-cell table:style-name="ce126" table:content-validation-name="val1" table:formula="of:=[.P10]+1" office:value-type="date" office:date-value="2022-03-05" calcext:value-type="date">
            <text:p>05</text:p>
          </table:table-cell>
          <table:table-cell table:style-name="ce126" table:content-validation-name="val1" table:formula="of:=[.Q10]+1" office:value-type="date" office:date-value="2022-03-06" calcext:value-type="date">
            <text:p>06</text:p>
          </table:table-cell>
          <table:table-cell table:style-name="ce126" table:content-validation-name="val1" table:formula="of:=[.R10]+1" office:value-type="date" office:date-value="2022-03-07" calcext:value-type="date">
            <text:p>07</text:p>
          </table:table-cell>
          <table:table-cell table:style-name="ce126" table:content-validation-name="val1" table:formula="of:=[.S10]+1" office:value-type="date" office:date-value="2022-03-08" calcext:value-type="date">
            <text:p>08</text:p>
          </table:table-cell>
          <table:table-cell table:style-name="ce126" table:content-validation-name="val1" table:formula="of:=[.T10]+1" office:value-type="date" office:date-value="2022-03-09" calcext:value-type="date">
            <text:p>09</text:p>
          </table:table-cell>
          <table:table-cell table:style-name="ce126" table:content-validation-name="val1" table:formula="of:=[.U10]+1" office:value-type="date" office:date-value="2022-03-10" calcext:value-type="date">
            <text:p>10</text:p>
          </table:table-cell>
          <table:table-cell table:style-name="ce126" table:content-validation-name="val1" table:formula="of:=[.V10]+1" office:value-type="date" office:date-value="2022-03-11" calcext:value-type="date">
            <text:p>11</text:p>
          </table:table-cell>
          <table:table-cell table:style-name="ce126" table:content-validation-name="val1" table:formula="of:=[.W10]+1" office:value-type="date" office:date-value="2022-03-12" calcext:value-type="date">
            <text:p>12</text:p>
          </table:table-cell>
          <table:table-cell table:style-name="ce126" table:content-validation-name="val1" table:formula="of:=[.X10]+1" office:value-type="date" office:date-value="2022-03-13" calcext:value-type="date">
            <text:p>13</text:p>
          </table:table-cell>
          <table:table-cell table:style-name="ce126" table:content-validation-name="val1" table:formula="of:=[.Y10]+1" office:value-type="date" office:date-value="2022-03-14" calcext:value-type="date">
            <text:p>14</text:p>
          </table:table-cell>
          <table:table-cell table:style-name="ce126" table:content-validation-name="val1" table:formula="of:=[.Z10]+1" office:value-type="date" office:date-value="2022-03-15" calcext:value-type="date">
            <text:p>15</text:p>
          </table:table-cell>
          <table:table-cell table:style-name="ce126" table:content-validation-name="val1" table:formula="of:=[.AA10]+1" office:value-type="date" office:date-value="2022-03-16" calcext:value-type="date">
            <text:p>16</text:p>
          </table:table-cell>
          <table:table-cell table:style-name="ce126" table:content-validation-name="val1" table:formula="of:=[.AB10]+1" office:value-type="date" office:date-value="2022-03-17" calcext:value-type="date">
            <text:p>17</text:p>
          </table:table-cell>
          <table:table-cell table:style-name="ce126" table:content-validation-name="val1" table:formula="of:=[.AC10]+1" office:value-type="date" office:date-value="2022-03-18" calcext:value-type="date">
            <text:p>18</text:p>
          </table:table-cell>
          <table:table-cell table:style-name="ce126" table:content-validation-name="val1" table:formula="of:=[.AD10]+1" office:value-type="date" office:date-value="2022-03-19" calcext:value-type="date">
            <text:p>19</text:p>
          </table:table-cell>
          <table:table-cell table:style-name="ce126" table:content-validation-name="val1" table:formula="of:=[.AE10]+1" office:value-type="date" office:date-value="2022-03-20" calcext:value-type="date">
            <text:p>20</text:p>
          </table:table-cell>
          <table:table-cell table:style-name="ce126" table:content-validation-name="val1" table:formula="of:=[.AF10]+1" office:value-type="date" office:date-value="2022-03-21" calcext:value-type="date">
            <text:p>21</text:p>
          </table:table-cell>
          <table:table-cell table:style-name="ce126" table:content-validation-name="val1" table:formula="of:=[.AG10]+1" office:value-type="date" office:date-value="2022-03-22" calcext:value-type="date">
            <text:p>22</text:p>
          </table:table-cell>
          <table:table-cell table:style-name="ce126" table:content-validation-name="val1" table:formula="of:=[.AH10]+1" office:value-type="date" office:date-value="2022-03-23" calcext:value-type="date">
            <text:p>23</text:p>
          </table:table-cell>
          <table:table-cell table:style-name="ce126" table:content-validation-name="val1" table:formula="of:=[.AI10]+1" office:value-type="date" office:date-value="2022-03-24" calcext:value-type="date">
            <text:p>24</text:p>
          </table:table-cell>
          <table:table-cell table:style-name="ce126" table:content-validation-name="val1" table:formula="of:=[.AJ10]+1" office:value-type="date" office:date-value="2022-03-25" calcext:value-type="date">
            <text:p>25</text:p>
          </table:table-cell>
          <table:table-cell table:style-name="ce126" table:content-validation-name="val1" table:formula="of:=[.AK10]+1" office:value-type="date" office:date-value="2022-03-26" calcext:value-type="date">
            <text:p>26</text:p>
          </table:table-cell>
          <table:table-cell table:style-name="ce126" table:content-validation-name="val1" table:formula="of:=[.AL10]+1" office:value-type="date" office:date-value="2022-03-27" calcext:value-type="date">
            <text:p>27</text:p>
          </table:table-cell>
          <table:table-cell table:style-name="ce126" table:content-validation-name="val1" table:formula="of:=[.AM10]+1" office:value-type="date" office:date-value="2022-03-28" calcext:value-type="date">
            <text:p>28</text:p>
          </table:table-cell>
          <table:table-cell table:style-name="ce126" table:content-validation-name="val1" table:formula="of:=[.AN10]+1" office:value-type="date" office:date-value="2022-03-29" calcext:value-type="date">
            <text:p>29</text:p>
          </table:table-cell>
          <table:table-cell table:style-name="ce126" table:content-validation-name="val1" table:formula="of:=[.AO10]+1" office:value-type="date" office:date-value="2022-03-30" calcext:value-type="date">
            <text:p>30</text:p>
          </table:table-cell>
          <table:table-cell table:style-name="ce126" table:content-validation-name="val1" table:formula="of:=[.AP10]+1" office:value-type="date" office:date-value="2022-03-31" calcext:value-type="date">
            <text:p>31</text:p>
          </table:table-cell>
          <table:table-cell table:style-name="ce126" table:content-validation-name="val1" table:formula="of:=[.AQ10]+1" office:value-type="date" office:date-value="2022-04-01" calcext:value-type="date">
            <text:p>01</text:p>
          </table:table-cell>
          <table:table-cell table:style-name="ce126" table:content-validation-name="val1" table:formula="of:=[.AR10]+1" office:value-type="date" office:date-value="2022-04-02" calcext:value-type="date">
            <text:p>02</text:p>
          </table:table-cell>
          <table:table-cell table:style-name="ce126" table:content-validation-name="val1" table:formula="of:=[.AS10]+1" office:value-type="date" office:date-value="2022-04-03" calcext:value-type="date">
            <text:p>03</text:p>
          </table:table-cell>
          <table:table-cell table:style-name="ce126" table:content-validation-name="val1" table:formula="of:=[.AT10]+1" office:value-type="date" office:date-value="2022-04-04" calcext:value-type="date">
            <text:p>04</text:p>
          </table:table-cell>
          <table:table-cell table:style-name="ce126" table:content-validation-name="val1" table:formula="of:=[.AU10]+1" office:value-type="date" office:date-value="2022-04-05" calcext:value-type="date">
            <text:p>05</text:p>
          </table:table-cell>
          <table:table-cell table:style-name="ce126" table:content-validation-name="val1" table:formula="of:=[.AV10]+1" office:value-type="date" office:date-value="2022-04-06" calcext:value-type="date">
            <text:p>06</text:p>
          </table:table-cell>
          <table:table-cell table:style-name="ce126" table:content-validation-name="val1" table:formula="of:=[.AW10]+1" office:value-type="date" office:date-value="2022-04-07" calcext:value-type="date">
            <text:p>07</text:p>
          </table:table-cell>
          <table:table-cell table:style-name="ce126" table:content-validation-name="val1" table:formula="of:=[.AX10]+1" office:value-type="date" office:date-value="2022-04-08" calcext:value-type="date">
            <text:p>08</text:p>
          </table:table-cell>
          <table:table-cell table:style-name="ce126" table:content-validation-name="val1" table:formula="of:=[.AY10]+1" office:value-type="date" office:date-value="2022-04-09" calcext:value-type="date">
            <text:p>09</text:p>
          </table:table-cell>
          <table:table-cell table:style-name="ce126" table:content-validation-name="val1" table:formula="of:=[.AZ10]+1" office:value-type="date" office:date-value="2022-04-10" calcext:value-type="date">
            <text:p>10</text:p>
          </table:table-cell>
          <table:table-cell table:style-name="ce126" table:content-validation-name="val1" table:formula="of:=[.BA10]+1" office:value-type="date" office:date-value="2022-04-11" calcext:value-type="date">
            <text:p>11</text:p>
          </table:table-cell>
          <table:table-cell table:style-name="ce126" table:content-validation-name="val1" table:formula="of:=[.BB10]+1" office:value-type="date" office:date-value="2022-04-12" calcext:value-type="date">
            <text:p>12</text:p>
          </table:table-cell>
          <table:table-cell table:style-name="ce126" table:content-validation-name="val1" table:formula="of:=[.BC10]+1" office:value-type="date" office:date-value="2022-04-13" calcext:value-type="date">
            <text:p>13</text:p>
          </table:table-cell>
          <table:table-cell table:style-name="ce126" table:content-validation-name="val1" table:formula="of:=[.BD10]+1" office:value-type="date" office:date-value="2022-04-14" calcext:value-type="date">
            <text:p>14</text:p>
          </table:table-cell>
          <table:table-cell table:style-name="ce126" table:content-validation-name="val1" table:formula="of:=[.BE10]+1" office:value-type="date" office:date-value="2022-04-15" calcext:value-type="date">
            <text:p>15</text:p>
          </table:table-cell>
          <table:table-cell table:style-name="ce126" table:content-validation-name="val1" table:formula="of:=[.BF10]+1" office:value-type="date" office:date-value="2022-04-16" calcext:value-type="date">
            <text:p>16</text:p>
          </table:table-cell>
          <table:table-cell table:style-name="ce126" table:content-validation-name="val1" table:formula="of:=[.BG10]+1" office:value-type="date" office:date-value="2022-04-17" calcext:value-type="date">
            <text:p>17</text:p>
          </table:table-cell>
          <table:table-cell table:style-name="ce126" table:content-validation-name="val1" table:formula="of:=[.BH10]+1" office:value-type="date" office:date-value="2022-04-18" calcext:value-type="date">
            <text:p>18</text:p>
          </table:table-cell>
          <table:table-cell table:style-name="ce126" table:content-validation-name="val1" table:formula="of:=[.BI10]+1" office:value-type="date" office:date-value="2022-04-19" calcext:value-type="date">
            <text:p>19</text:p>
          </table:table-cell>
          <table:table-cell table:style-name="ce126" table:content-validation-name="val1" table:formula="of:=[.BJ10]+1" office:value-type="date" office:date-value="2022-04-20" calcext:value-type="date">
            <text:p>20</text:p>
          </table:table-cell>
          <table:table-cell table:style-name="ce126" table:content-validation-name="val1" table:formula="of:=[.BK10]+1" office:value-type="date" office:date-value="2022-04-21" calcext:value-type="date">
            <text:p>21</text:p>
          </table:table-cell>
          <table:table-cell table:style-name="ce126" table:content-validation-name="val1" table:formula="of:=[.BL10]+1" office:value-type="date" office:date-value="2022-04-22" calcext:value-type="date">
            <text:p>22</text:p>
          </table:table-cell>
          <table:table-cell table:style-name="ce126" table:content-validation-name="val1" table:formula="of:=[.BM10]+1" office:value-type="date" office:date-value="2022-04-23" calcext:value-type="date">
            <text:p>23</text:p>
          </table:table-cell>
          <table:table-cell table:style-name="ce126" table:content-validation-name="val1" table:formula="of:=[.BN10]+1" office:value-type="date" office:date-value="2022-04-24" calcext:value-type="date">
            <text:p>24</text:p>
          </table:table-cell>
          <table:table-cell table:style-name="ce126" table:content-validation-name="val1" table:formula="of:=[.BO10]+1" office:value-type="date" office:date-value="2022-04-25" calcext:value-type="date">
            <text:p>25</text:p>
          </table:table-cell>
          <table:table-cell table:style-name="ce126" table:content-validation-name="val1" table:formula="of:=[.BP10]+1" office:value-type="date" office:date-value="2022-04-26" calcext:value-type="date">
            <text:p>26</text:p>
          </table:table-cell>
          <table:table-cell table:style-name="ce126" table:content-validation-name="val1" table:formula="of:=[.BQ10]+1" office:value-type="date" office:date-value="2022-04-27" calcext:value-type="date">
            <text:p>27</text:p>
          </table:table-cell>
          <table:table-cell table:style-name="ce126" table:content-validation-name="val1" table:formula="of:=[.BR10]+1" office:value-type="date" office:date-value="2022-04-28" calcext:value-type="date">
            <text:p>28</text:p>
          </table:table-cell>
          <table:table-cell table:style-name="ce126" table:content-validation-name="val1" table:formula="of:=[.BS10]+1" office:value-type="date" office:date-value="2022-04-29" calcext:value-type="date">
            <text:p>29</text:p>
          </table:table-cell>
          <table:table-cell table:style-name="ce126" table:content-validation-name="val1" table:formula="of:=[.BT10]+1" office:value-type="date" office:date-value="2022-04-30" calcext:value-type="date">
            <text:p>30</text:p>
          </table:table-cell>
          <table:table-cell table:style-name="ce126" table:content-validation-name="val1" table:formula="of:=[.BU10]+1" office:value-type="date" office:date-value="2022-05-01" calcext:value-type="date">
            <text:p>01</text:p>
          </table:table-cell>
          <table:table-cell table:style-name="ce126" table:content-validation-name="val1" table:formula="of:=[.BV10]+1" office:value-type="date" office:date-value="2022-05-02" calcext:value-type="date">
            <text:p>02</text:p>
          </table:table-cell>
          <table:table-cell table:style-name="ce126" table:content-validation-name="val1" table:formula="of:=[.BW10]+1" office:value-type="date" office:date-value="2022-05-03" calcext:value-type="date">
            <text:p>03</text:p>
          </table:table-cell>
          <table:table-cell table:style-name="ce126" table:content-validation-name="val1" table:formula="of:=[.BX10]+1" office:value-type="date" office:date-value="2022-05-04" calcext:value-type="date">
            <text:p>04</text:p>
          </table:table-cell>
          <table:table-cell table:style-name="ce126" table:content-validation-name="val1" table:formula="of:=[.BY10]+1" office:value-type="date" office:date-value="2022-05-05" calcext:value-type="date">
            <text:p>05</text:p>
          </table:table-cell>
          <table:table-cell table:style-name="ce126" table:content-validation-name="val1" table:formula="of:=[.BZ10]+1" office:value-type="date" office:date-value="2022-05-06" calcext:value-type="date">
            <text:p>06</text:p>
          </table:table-cell>
          <table:table-cell table:style-name="ce126" table:content-validation-name="val1" table:formula="of:=[.CA10]+1" office:value-type="date" office:date-value="2022-05-07" calcext:value-type="date">
            <text:p>07</text:p>
          </table:table-cell>
          <table:table-cell table:style-name="ce126" table:content-validation-name="val1" table:formula="of:=[.CB10]+1" office:value-type="date" office:date-value="2022-05-08" calcext:value-type="date">
            <text:p>08</text:p>
          </table:table-cell>
          <table:table-cell table:style-name="ce126" table:content-validation-name="val1" table:formula="of:=[.CC10]+1" office:value-type="date" office:date-value="2022-05-09" calcext:value-type="date">
            <text:p>09</text:p>
          </table:table-cell>
          <table:table-cell table:style-name="ce126" table:content-validation-name="val1" table:formula="of:=[.CD10]+1" office:value-type="date" office:date-value="2022-05-10" calcext:value-type="date">
            <text:p>10</text:p>
          </table:table-cell>
          <table:table-cell table:style-name="ce126" table:content-validation-name="val1" table:formula="of:=[.CE10]+1" office:value-type="date" office:date-value="2022-05-11" calcext:value-type="date">
            <text:p>11</text:p>
          </table:table-cell>
          <table:table-cell table:style-name="ce126" table:content-validation-name="val1" table:formula="of:=[.CF10]+1" office:value-type="date" office:date-value="2022-05-12" calcext:value-type="date">
            <text:p>12</text:p>
          </table:table-cell>
          <table:table-cell table:style-name="ce126" table:content-validation-name="val1" table:formula="of:=[.CG10]+1" office:value-type="date" office:date-value="2022-05-13" calcext:value-type="date">
            <text:p>13</text:p>
          </table:table-cell>
          <table:table-cell table:style-name="ce126" table:content-validation-name="val1" table:formula="of:=[.CH10]+1" office:value-type="date" office:date-value="2022-05-14" calcext:value-type="date">
            <text:p>14</text:p>
          </table:table-cell>
          <table:table-cell table:style-name="ce126" table:content-validation-name="val1" table:formula="of:=[.CI10]+1" office:value-type="date" office:date-value="2022-05-15" calcext:value-type="date">
            <text:p>15</text:p>
          </table:table-cell>
          <table:table-cell table:style-name="ce126" table:content-validation-name="val1" table:formula="of:=[.CJ10]+1" office:value-type="date" office:date-value="2022-05-16" calcext:value-type="date">
            <text:p>16</text:p>
          </table:table-cell>
          <table:table-cell table:style-name="ce126" table:content-validation-name="val1" table:formula="of:=[.CK10]+1" office:value-type="date" office:date-value="2022-05-17" calcext:value-type="date">
            <text:p>17</text:p>
          </table:table-cell>
          <table:table-cell table:style-name="ce126" table:content-validation-name="val1" table:formula="of:=[.CL10]+1" office:value-type="date" office:date-value="2022-05-18" calcext:value-type="date">
            <text:p>18</text:p>
          </table:table-cell>
          <table:table-cell table:style-name="ce126" table:content-validation-name="val1" table:formula="of:=[.CM10]+1" office:value-type="date" office:date-value="2022-05-19" calcext:value-type="date">
            <text:p>19</text:p>
          </table:table-cell>
          <table:table-cell table:style-name="ce126" table:content-validation-name="val1" table:formula="of:=[.CN10]+1" office:value-type="date" office:date-value="2022-05-20" calcext:value-type="date">
            <text:p>20</text:p>
          </table:table-cell>
          <table:table-cell table:style-name="ce126" table:content-validation-name="val1" table:formula="of:=[.CO10]+1" office:value-type="date" office:date-value="2022-05-21" calcext:value-type="date">
            <text:p>21</text:p>
          </table:table-cell>
          <table:table-cell table:style-name="ce126" table:content-validation-name="val1" table:formula="of:=[.CP10]+1" office:value-type="date" office:date-value="2022-05-22" calcext:value-type="date">
            <text:p>22</text:p>
          </table:table-cell>
          <table:table-cell table:style-name="ce126" table:content-validation-name="val1" table:formula="of:=[.CQ10]+1" office:value-type="date" office:date-value="2022-05-23" calcext:value-type="date">
            <text:p>23</text:p>
          </table:table-cell>
          <table:table-cell table:style-name="ce126" table:content-validation-name="val1" table:formula="of:=[.CR10]+1" office:value-type="date" office:date-value="2022-05-24" calcext:value-type="date">
            <text:p>24</text:p>
          </table:table-cell>
          <table:table-cell table:style-name="ce126" table:content-validation-name="val1" table:formula="of:=[.CS10]+1" office:value-type="date" office:date-value="2022-05-25" calcext:value-type="date">
            <text:p>25</text:p>
          </table:table-cell>
          <table:table-cell table:style-name="ce126" table:content-validation-name="val1" table:formula="of:=[.CT10]+1" office:value-type="date" office:date-value="2022-05-26" calcext:value-type="date">
            <text:p>26</text:p>
          </table:table-cell>
          <table:table-cell table:style-name="ce126" table:content-validation-name="val1" table:formula="of:=[.CU10]+1" office:value-type="date" office:date-value="2022-05-27" calcext:value-type="date">
            <text:p>27</text:p>
          </table:table-cell>
          <table:table-cell table:style-name="ce126" table:content-validation-name="val1" table:formula="of:=[.CV10]+1" office:value-type="date" office:date-value="2022-05-28" calcext:value-type="date">
            <text:p>28</text:p>
          </table:table-cell>
          <table:table-cell table:style-name="ce126" table:content-validation-name="val1" table:formula="of:=[.CW10]+1" office:value-type="date" office:date-value="2022-05-29" calcext:value-type="date">
            <text:p>29</text:p>
          </table:table-cell>
          <table:table-cell table:style-name="ce126" table:content-validation-name="val1" table:formula="of:=[.CX10]+1" office:value-type="date" office:date-value="2022-05-30" calcext:value-type="date">
            <text:p>30</text:p>
          </table:table-cell>
          <table:table-cell table:style-name="ce126" table:content-validation-name="val1" table:formula="of:=[.CY10]+1" office:value-type="date" office:date-value="2022-05-31" calcext:value-type="date">
            <text:p>31</text:p>
          </table:table-cell>
          <table:table-cell table:style-name="ce126" table:content-validation-name="val1" table:formula="of:=[.CZ10]+1" office:value-type="date" office:date-value="2022-06-01" calcext:value-type="date">
            <text:p>01</text:p>
          </table:table-cell>
          <table:table-cell table:style-name="ce126" table:content-validation-name="val1" table:formula="of:=[.DA10]+1" office:value-type="date" office:date-value="2022-06-02" calcext:value-type="date">
            <text:p>02</text:p>
          </table:table-cell>
          <table:table-cell table:style-name="ce126" table:content-validation-name="val1" table:formula="of:=[.DB10]+1" office:value-type="date" office:date-value="2022-06-03" calcext:value-type="date">
            <text:p>03</text:p>
          </table:table-cell>
          <table:table-cell table:style-name="ce126" table:content-validation-name="val1" table:formula="of:=[.DC10]+1" office:value-type="date" office:date-value="2022-06-04" calcext:value-type="date">
            <text:p>04</text:p>
          </table:table-cell>
          <table:table-cell table:style-name="ce126" table:content-validation-name="val1" table:formula="of:=[.DD10]+1" office:value-type="date" office:date-value="2022-06-05" calcext:value-type="date">
            <text:p>05</text:p>
          </table:table-cell>
          <table:table-cell table:style-name="ce126" table:content-validation-name="val1" table:formula="of:=[.DE10]+1" office:value-type="date" office:date-value="2022-06-06" calcext:value-type="date">
            <text:p>06</text:p>
          </table:table-cell>
          <table:table-cell table:style-name="ce126" table:content-validation-name="val1" table:formula="of:=[.DF10]+1" office:value-type="date" office:date-value="2022-06-07" calcext:value-type="date">
            <text:p>07</text:p>
          </table:table-cell>
          <table:table-cell table:style-name="ce126" table:content-validation-name="val1" table:formula="of:=[.DG10]+1" office:value-type="date" office:date-value="2022-06-08" calcext:value-type="date">
            <text:p>08</text:p>
          </table:table-cell>
          <table:table-cell table:style-name="ce126" table:content-validation-name="val1" table:formula="of:=[.DH10]+1" office:value-type="date" office:date-value="2022-06-09" calcext:value-type="date">
            <text:p>09</text:p>
          </table:table-cell>
          <table:table-cell table:style-name="ce126" table:content-validation-name="val1" table:formula="of:=[.DI10]+1" office:value-type="date" office:date-value="2022-06-10" calcext:value-type="date">
            <text:p>10</text:p>
          </table:table-cell>
          <table:table-cell table:style-name="ce126" table:content-validation-name="val1" table:formula="of:=[.DJ10]+1" office:value-type="date" office:date-value="2022-06-11" calcext:value-type="date">
            <text:p>11</text:p>
          </table:table-cell>
          <table:table-cell table:style-name="ce126" table:content-validation-name="val1" table:formula="of:=[.DK10]+1" office:value-type="date" office:date-value="2022-06-12" calcext:value-type="date">
            <text:p>12</text:p>
          </table:table-cell>
          <table:table-cell table:style-name="ce126" table:content-validation-name="val1" table:formula="of:=[.DL10]+1" office:value-type="date" office:date-value="2022-06-13" calcext:value-type="date">
            <text:p>13</text:p>
          </table:table-cell>
          <table:table-cell table:style-name="ce126" table:content-validation-name="val1" table:formula="of:=[.DM10]+1" office:value-type="date" office:date-value="2022-06-14" calcext:value-type="date">
            <text:p>14</text:p>
          </table:table-cell>
          <table:table-cell table:style-name="ce126" table:content-validation-name="val1" table:formula="of:=[.DN10]+1" office:value-type="date" office:date-value="2022-06-15" calcext:value-type="date">
            <text:p>15</text:p>
          </table:table-cell>
          <table:table-cell table:style-name="ce126" table:content-validation-name="val1" table:formula="of:=[.DO10]+1" office:value-type="date" office:date-value="2022-06-16" calcext:value-type="date">
            <text:p>16</text:p>
          </table:table-cell>
          <table:table-cell table:style-name="ce126" table:content-validation-name="val1" table:formula="of:=[.DP10]+1" office:value-type="date" office:date-value="2022-06-17" calcext:value-type="date">
            <text:p>17</text:p>
          </table:table-cell>
          <table:table-cell table:style-name="ce126" table:content-validation-name="val1" table:formula="of:=[.DQ10]+1" office:value-type="date" office:date-value="2022-06-18" calcext:value-type="date">
            <text:p>18</text:p>
          </table:table-cell>
          <table:table-cell table:style-name="ce126" table:content-validation-name="val1" table:formula="of:=[.DR10]+1" office:value-type="date" office:date-value="2022-06-19" calcext:value-type="date">
            <text:p>19</text:p>
          </table:table-cell>
          <table:table-cell table:style-name="ce126" table:content-validation-name="val1" table:formula="of:=[.DS10]+1" office:value-type="date" office:date-value="2022-06-20" calcext:value-type="date">
            <text:p>20</text:p>
          </table:table-cell>
          <table:table-cell table:style-name="ce126" table:content-validation-name="val1" table:formula="of:=[.DT10]+1" office:value-type="date" office:date-value="2022-06-21" calcext:value-type="date">
            <text:p>21</text:p>
          </table:table-cell>
          <table:table-cell table:style-name="ce126" table:content-validation-name="val1" table:formula="of:=[.DU10]+1" office:value-type="date" office:date-value="2022-06-22" calcext:value-type="date">
            <text:p>22</text:p>
          </table:table-cell>
          <table:table-cell table:style-name="ce126" table:content-validation-name="val1" table:formula="of:=[.DV10]+1" office:value-type="date" office:date-value="2022-06-23" calcext:value-type="date">
            <text:p>23</text:p>
          </table:table-cell>
          <table:table-cell table:style-name="ce126" table:content-validation-name="val1" table:formula="of:=[.DW10]+1" office:value-type="date" office:date-value="2022-06-24" calcext:value-type="date">
            <text:p>24</text:p>
          </table:table-cell>
          <table:table-cell table:style-name="ce126" table:content-validation-name="val1" table:formula="of:=[.DX10]+1" office:value-type="date" office:date-value="2022-06-25" calcext:value-type="date">
            <text:p>25</text:p>
          </table:table-cell>
          <table:table-cell table:style-name="ce126" table:content-validation-name="val1" table:formula="of:=[.DY10]+1" office:value-type="date" office:date-value="2022-06-26" calcext:value-type="date">
            <text:p>26</text:p>
          </table:table-cell>
          <table:table-cell table:style-name="ce126" table:content-validation-name="val1" table:formula="of:=[.DZ10]+1" office:value-type="date" office:date-value="2022-06-27" calcext:value-type="date">
            <text:p>27</text:p>
          </table:table-cell>
          <table:table-cell table:style-name="ce126" table:content-validation-name="val1" table:formula="of:=[.EA10]+1" office:value-type="date" office:date-value="2022-06-28" calcext:value-type="date">
            <text:p>28</text:p>
          </table:table-cell>
          <table:table-cell table:style-name="ce126" table:content-validation-name="val1" table:formula="of:=[.EB10]+1" office:value-type="date" office:date-value="2022-06-29" calcext:value-type="date">
            <text:p>29</text:p>
          </table:table-cell>
          <table:table-cell table:style-name="ce126" table:content-validation-name="val1" table:formula="of:=[.EC10]+1" office:value-type="date" office:date-value="2022-06-30" calcext:value-type="date">
            <text:p>30</text:p>
          </table:table-cell>
          <table:table-cell table:style-name="ce126" table:content-validation-name="val1" table:formula="of:=[.ED10]+1" office:value-type="date" office:date-value="2022-07-01" calcext:value-type="date">
            <text:p>01</text:p>
          </table:table-cell>
          <table:table-cell table:style-name="ce126" table:content-validation-name="val1" table:formula="of:=[.EE10]+1" office:value-type="date" office:date-value="2022-07-02" calcext:value-type="date">
            <text:p>02</text:p>
          </table:table-cell>
          <table:table-cell table:style-name="ce126" table:content-validation-name="val1" table:formula="of:=[.EF10]+1" office:value-type="date" office:date-value="2022-07-03" calcext:value-type="date">
            <text:p>03</text:p>
          </table:table-cell>
          <table:table-cell table:style-name="ce126" table:content-validation-name="val1" table:formula="of:=[.EG10]+1" office:value-type="date" office:date-value="2022-07-04" calcext:value-type="date">
            <text:p>04</text:p>
          </table:table-cell>
          <table:table-cell table:style-name="ce126" table:content-validation-name="val1" table:formula="of:=[.EH10]+1" office:value-type="date" office:date-value="2022-07-05" calcext:value-type="date">
            <text:p>05</text:p>
          </table:table-cell>
          <table:table-cell table:style-name="ce126" table:content-validation-name="val1" table:formula="of:=[.EI10]+1" office:value-type="date" office:date-value="2022-07-06" calcext:value-type="date">
            <text:p>06</text:p>
          </table:table-cell>
          <table:table-cell table:style-name="ce126" table:content-validation-name="val1" table:formula="of:=[.EJ10]+1" office:value-type="date" office:date-value="2022-07-07" calcext:value-type="date">
            <text:p>07</text:p>
          </table:table-cell>
          <table:table-cell table:style-name="ce126" table:content-validation-name="val1" table:formula="of:=[.EK10]+1" office:value-type="date" office:date-value="2022-07-08" calcext:value-type="date">
            <text:p>08</text:p>
          </table:table-cell>
          <table:table-cell table:style-name="ce126" table:content-validation-name="val1" table:formula="of:=[.EL10]+1" office:value-type="date" office:date-value="2022-07-09" calcext:value-type="date">
            <text:p>09</text:p>
          </table:table-cell>
          <table:table-cell table:style-name="ce126" table:content-validation-name="val1" table:formula="of:=[.EM10]+1" office:value-type="date" office:date-value="2022-07-10" calcext:value-type="date">
            <text:p>10</text:p>
          </table:table-cell>
          <table:table-cell table:style-name="ce126" table:content-validation-name="val1" table:formula="of:=[.EN10]+1" office:value-type="date" office:date-value="2022-07-11" calcext:value-type="date">
            <text:p>11</text:p>
          </table:table-cell>
          <table:table-cell table:style-name="ce126" table:content-validation-name="val1" table:formula="of:=[.EO10]+1" office:value-type="date" office:date-value="2022-07-12" calcext:value-type="date">
            <text:p>12</text:p>
          </table:table-cell>
          <table:table-cell table:style-name="ce126" table:content-validation-name="val1" table:formula="of:=[.EP10]+1" office:value-type="date" office:date-value="2022-07-13" calcext:value-type="date">
            <text:p>13</text:p>
          </table:table-cell>
          <table:table-cell table:style-name="ce126" table:content-validation-name="val1" table:formula="of:=[.EQ10]+1" office:value-type="date" office:date-value="2022-07-14" calcext:value-type="date">
            <text:p>14</text:p>
          </table:table-cell>
          <table:table-cell table:style-name="ce126" table:content-validation-name="val1" table:formula="of:=[.ER10]+1" office:value-type="date" office:date-value="2022-07-15" calcext:value-type="date">
            <text:p>15</text:p>
          </table:table-cell>
          <table:table-cell table:style-name="ce126" table:content-validation-name="val1" table:formula="of:=[.ES10]+1" office:value-type="date" office:date-value="2022-07-16" calcext:value-type="date">
            <text:p>16</text:p>
          </table:table-cell>
          <table:table-cell table:style-name="ce126" table:content-validation-name="val1" table:formula="of:=[.ET10]+1" office:value-type="date" office:date-value="2022-07-17" calcext:value-type="date">
            <text:p>17</text:p>
          </table:table-cell>
          <table:table-cell table:style-name="ce126" table:content-validation-name="val1" table:formula="of:=[.EU10]+1" office:value-type="date" office:date-value="2022-07-18" calcext:value-type="date">
            <text:p>18</text:p>
          </table:table-cell>
          <table:table-cell table:style-name="ce126" table:content-validation-name="val1" table:formula="of:=[.EV10]+1" office:value-type="date" office:date-value="2022-07-19" calcext:value-type="date">
            <text:p>19</text:p>
          </table:table-cell>
          <table:table-cell table:style-name="ce126" table:content-validation-name="val1" table:formula="of:=[.EW10]+1" office:value-type="date" office:date-value="2022-07-20" calcext:value-type="date">
            <text:p>20</text:p>
          </table:table-cell>
          <table:table-cell table:style-name="ce126" table:content-validation-name="val1" table:formula="of:=[.EX10]+1" office:value-type="date" office:date-value="2022-07-21" calcext:value-type="date">
            <text:p>21</text:p>
          </table:table-cell>
          <table:table-cell table:style-name="ce126" table:content-validation-name="val1" table:formula="of:=[.EY10]+1" office:value-type="date" office:date-value="2022-07-22" calcext:value-type="date">
            <text:p>22</text:p>
          </table:table-cell>
          <table:table-cell table:style-name="ce126" table:content-validation-name="val1" table:formula="of:=[.EZ10]+1" office:value-type="date" office:date-value="2022-07-23" calcext:value-type="date">
            <text:p>23</text:p>
          </table:table-cell>
          <table:table-cell table:style-name="ce126" table:content-validation-name="val1" table:formula="of:=[.FA10]+1" office:value-type="date" office:date-value="2022-07-24" calcext:value-type="date">
            <text:p>24</text:p>
          </table:table-cell>
          <table:table-cell table:style-name="ce126" table:content-validation-name="val1" table:formula="of:=[.FB10]+1" office:value-type="date" office:date-value="2022-07-25" calcext:value-type="date">
            <text:p>25</text:p>
          </table:table-cell>
          <table:table-cell table:style-name="ce126" table:content-validation-name="val1" table:formula="of:=[.FC10]+1" office:value-type="date" office:date-value="2022-07-26" calcext:value-type="date">
            <text:p>26</text:p>
          </table:table-cell>
          <table:table-cell table:style-name="ce126" table:content-validation-name="val1" table:formula="of:=[.FD10]+1" office:value-type="date" office:date-value="2022-07-27" calcext:value-type="date">
            <text:p>27</text:p>
          </table:table-cell>
          <table:table-cell table:style-name="ce126" table:content-validation-name="val1" table:formula="of:=[.FE10]+1" office:value-type="date" office:date-value="2022-07-28" calcext:value-type="date">
            <text:p>28</text:p>
          </table:table-cell>
          <table:table-cell table:style-name="ce126" table:content-validation-name="val1" table:formula="of:=[.FF10]+1" office:value-type="date" office:date-value="2022-07-29" calcext:value-type="date">
            <text:p>29</text:p>
          </table:table-cell>
          <table:table-cell table:style-name="ce126" table:content-validation-name="val1" table:formula="of:=[.FG10]+1" office:value-type="date" office:date-value="2022-07-30" calcext:value-type="date">
            <text:p>30</text:p>
          </table:table-cell>
          <table:table-cell table:style-name="ce126" table:content-validation-name="val1" table:formula="of:=[.FH10]+1" office:value-type="date" office:date-value="2022-07-31" calcext:value-type="date">
            <text:p>31</text:p>
          </table:table-cell>
          <table:table-cell table:style-name="ce126" table:content-validation-name="val1" table:formula="of:=[.FI10]+1" office:value-type="date" office:date-value="2022-08-01" calcext:value-type="date">
            <text:p>01</text:p>
          </table:table-cell>
          <table:table-cell table:style-name="ce126" table:content-validation-name="val1" table:formula="of:=[.FJ10]+1" office:value-type="date" office:date-value="2022-08-02" calcext:value-type="date">
            <text:p>02</text:p>
          </table:table-cell>
          <table:table-cell table:style-name="ce126" table:content-validation-name="val1" table:formula="of:=[.FK10]+1" office:value-type="date" office:date-value="2022-08-03" calcext:value-type="date">
            <text:p>03</text:p>
          </table:table-cell>
          <table:table-cell table:style-name="ce126" table:content-validation-name="val1" table:formula="of:=[.FL10]+1" office:value-type="date" office:date-value="2022-08-04" calcext:value-type="date">
            <text:p>04</text:p>
          </table:table-cell>
          <table:table-cell table:style-name="ce126" table:content-validation-name="val1" table:formula="of:=[.FM10]+1" office:value-type="date" office:date-value="2022-08-05" calcext:value-type="date">
            <text:p>05</text:p>
          </table:table-cell>
          <table:table-cell table:style-name="ce126" table:content-validation-name="val1" table:formula="of:=[.FN10]+1" office:value-type="date" office:date-value="2022-08-06" calcext:value-type="date">
            <text:p>06</text:p>
          </table:table-cell>
          <table:table-cell table:style-name="ce126" table:content-validation-name="val1" table:formula="of:=[.FO10]+1" office:value-type="date" office:date-value="2022-08-07" calcext:value-type="date">
            <text:p>07</text:p>
          </table:table-cell>
          <table:table-cell table:style-name="ce126" table:content-validation-name="val1" table:formula="of:=[.FP10]+1" office:value-type="date" office:date-value="2022-08-08" calcext:value-type="date">
            <text:p>08</text:p>
          </table:table-cell>
          <table:table-cell table:style-name="ce126" table:content-validation-name="val1" table:formula="of:=[.FQ10]+1" office:value-type="date" office:date-value="2022-08-09" calcext:value-type="date">
            <text:p>09</text:p>
          </table:table-cell>
          <table:table-cell table:style-name="ce126" table:content-validation-name="val1" table:formula="of:=[.FR10]+1" office:value-type="date" office:date-value="2022-08-10" calcext:value-type="date">
            <text:p>10</text:p>
          </table:table-cell>
          <table:table-cell table:style-name="ce126" table:content-validation-name="val1" table:formula="of:=[.FS10]+1" office:value-type="date" office:date-value="2022-08-11" calcext:value-type="date">
            <text:p>11</text:p>
          </table:table-cell>
          <table:table-cell table:style-name="ce126" table:content-validation-name="val1" table:formula="of:=[.FT10]+1" office:value-type="date" office:date-value="2022-08-12" calcext:value-type="date">
            <text:p>12</text:p>
          </table:table-cell>
          <table:table-cell table:style-name="ce126" table:content-validation-name="val1" table:formula="of:=[.FU10]+1" office:value-type="date" office:date-value="2022-08-13" calcext:value-type="date">
            <text:p>13</text:p>
          </table:table-cell>
          <table:table-cell table:style-name="ce126" table:content-validation-name="val1" table:formula="of:=[.FV10]+1" office:value-type="date" office:date-value="2022-08-14" calcext:value-type="date">
            <text:p>14</text:p>
          </table:table-cell>
          <table:table-cell table:style-name="ce126" table:content-validation-name="val1" table:formula="of:=[.FW10]+1" office:value-type="date" office:date-value="2022-08-15" calcext:value-type="date">
            <text:p>15</text:p>
          </table:table-cell>
          <table:table-cell table:style-name="ce126" table:content-validation-name="val1" table:formula="of:=[.FX10]+1" office:value-type="date" office:date-value="2022-08-16" calcext:value-type="date">
            <text:p>16</text:p>
          </table:table-cell>
          <table:table-cell table:style-name="ce126" table:content-validation-name="val1" table:formula="of:=[.FY10]+1" office:value-type="date" office:date-value="2022-08-17" calcext:value-type="date">
            <text:p>17</text:p>
          </table:table-cell>
          <table:table-cell table:style-name="ce126" table:content-validation-name="val1" table:formula="of:=[.FZ10]+1" office:value-type="date" office:date-value="2022-08-18" calcext:value-type="date">
            <text:p>18</text:p>
          </table:table-cell>
          <table:table-cell table:style-name="ce126" table:content-validation-name="val1" table:formula="of:=[.GA10]+1" office:value-type="date" office:date-value="2022-08-19" calcext:value-type="date">
            <text:p>19</text:p>
          </table:table-cell>
          <table:table-cell table:style-name="ce126" table:content-validation-name="val1" table:formula="of:=[.GB10]+1" office:value-type="date" office:date-value="2022-08-20" calcext:value-type="date">
            <text:p>20</text:p>
          </table:table-cell>
          <table:table-cell table:style-name="ce126" table:content-validation-name="val1" table:formula="of:=[.GC10]+1" office:value-type="date" office:date-value="2022-08-21" calcext:value-type="date">
            <text:p>21</text:p>
          </table:table-cell>
          <table:table-cell table:style-name="ce126" table:content-validation-name="val1" table:formula="of:=[.GD10]+1" office:value-type="date" office:date-value="2022-08-22" calcext:value-type="date">
            <text:p>22</text:p>
          </table:table-cell>
          <table:table-cell table:style-name="ce126" table:content-validation-name="val1" table:formula="of:=[.GE10]+1" office:value-type="date" office:date-value="2022-08-23" calcext:value-type="date">
            <text:p>23</text:p>
          </table:table-cell>
          <table:table-cell table:style-name="ce126" table:content-validation-name="val1" table:formula="of:=[.GF10]+1" office:value-type="date" office:date-value="2022-08-24" calcext:value-type="date">
            <text:p>24</text:p>
          </table:table-cell>
          <table:table-cell table:style-name="ce126" table:content-validation-name="val1" table:formula="of:=[.GG10]+1" office:value-type="date" office:date-value="2022-08-25" calcext:value-type="date">
            <text:p>25</text:p>
          </table:table-cell>
          <table:table-cell table:style-name="ce126" table:content-validation-name="val1" table:formula="of:=[.GH10]+1" office:value-type="date" office:date-value="2022-08-26" calcext:value-type="date">
            <text:p>26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Albert Casany Vila</text:p>
          </table:table-cell>
          <table:table-cell table:style-name="ce49" table:content-validation-name="val1" table:formula="of:=MIN([.D12:.D13])" office:value-type="date" office:date-value="2022-02-27" calcext:value-type="date">
            <text:p>27-feb-2022</text:p>
          </table:table-cell>
          <table:table-cell table:style-name="ce63" table:content-validation-name="val1" office:value-type="float" office:value="44" calcext:value-type="float">
            <text:p>44</text:p>
          </table:table-cell>
          <table:table-cell table:style-name="ce75" table:content-validation-name="val1" table:formula="of:=MAX([.F12:.F17])" office:value-type="date" office:date-value="2022-04-14" calcext:value-type="date">
            <text:p>14-abr-2022</text:p>
          </table:table-cell>
          <table:table-cell table:style-name="ce87" table:content-validation-name="val1" table:formula="of:=SUMPRODUCT([.G12:.G13];[.E12:.E13])/SUM([.E12:.E13])" office:value-type="percentage" office:value="0" calcext:value-type="percentage">
            <text:p>0%</text:p>
          </table:table-cell>
          <table:table-cell table:style-name="ce104" table:content-validation-name="val1" table:formula="of:=[.F11]-[.D11]+1" office:value-type="float" office:value="47" calcext:value-type="float">
            <text:p>47</text:p>
          </table:table-cell>
          <table:table-cell table:style-name="ce113" table:content-validation-name="val1" table:formula="of:=SUM([.I12:.I13])" office:value-type="float" office:value="0" calcext:value-type="float">
            <text:p>0</text:p>
          </table:table-cell>
          <table:table-cell table:style-name="ce120" table:content-validation-name="val1" table:formula="of:=SUM([.J12:.J13])" office:value-type="float" office:value="17" calcext:value-type="float">
            <text:p>17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" calcext:value-type="float">
            <text:p>1</text:p>
          </table:table-cell>
          <table:table-cell table:style-name="ce170" table:content-validation-name="val1" office:value-type="string" calcext:value-type="string">
            <text:p>Create a new user</text:p>
          </table:table-cell>
          <table:table-cell table:style-name="ce51" table:content-validation-name="val1" office:value-type="date" office:date-value="2022-02-27" calcext:value-type="date">
            <text:p>27-feb-2022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12]&gt;0;WORKDAY([.D12];[.E12]-1;Holidays); &quot;&quot;)" office:value-type="date" office:date-value="2022-03-07" calcext:value-type="date">
            <text:p>07-mar-2022</text:p>
          </table:table-cell>
          <table:table-cell table:style-name="ce8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2]);[.F12]-[.D12]+1;&quot;&quot;)" office:value-type="float" office:value="9" calcext:value-type="float">
            <text:p>9</text:p>
          </table:table-cell>
          <table:table-cell table:style-name="ce114" table:content-validation-name="val1" table:formula="of:=IF(ISNUMBER([.E12]);ROUNDDOWN([.E12]*[.G12]);&quot;&quot;)" office:value-type="float" office:value="0" calcext:value-type="float">
            <text:p>0</text:p>
          </table:table-cell>
          <table:table-cell table:style-name="ce121" table:content-validation-name="val1" table:formula="of:=IF(ISNUMBER([.E12]);[.E12]-[.I12];&quot;&quot;)" office:value-type="float" office:value="7" calcext:value-type="float">
            <text:p>7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2" calcext:value-type="float">
            <text:p>2</text:p>
          </table:table-cell>
          <table:table-cell table:style-name="ce170" table:content-validation-name="val1" office:value-type="string" calcext:value-type="string">
            <text:p>Delete news</text:p>
          </table:table-cell>
          <table:table-cell table:style-name="ce51" table:content-validation-name="val1" office:value-type="date" office:date-value="2022-02-28" calcext:value-type="date">
            <text:p>28-feb-2022</text:p>
          </table:table-cell>
          <table:table-cell table:style-name="ce66" table:content-validation-name="val1" office:value-type="float" office:value="10" calcext:value-type="float">
            <text:p>10</text:p>
          </table:table-cell>
          <table:table-cell table:style-name="ce77" table:content-validation-name="val1" table:formula="of:=IF([.E13]&gt;0;WORKDAY([.D13];[.E13]-1;Holidays); &quot;&quot;)" office:value-type="date" office:date-value="2022-03-11" calcext:value-type="date">
            <text:p>11-mar-2022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3]);[.F13]-[.D13]+1;&quot;&quot;)" office:value-type="float" office:value="12" calcext:value-type="float">
            <text:p>12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10" calcext:value-type="float">
            <text:p>1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3" calcext:value-type="float">
            <text:p>3</text:p>
          </table:table-cell>
          <table:table-cell table:style-name="ce170" table:content-validation-name="val1" office:value-type="string" calcext:value-type="string">
            <text:p>Read users</text:p>
          </table:table-cell>
          <table:table-cell table:style-name="ce51" table:content-validation-name="val1" office:value-type="date" office:date-value="2022-03-12" calcext:value-type="date">
            <text:p>12-mar-2022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14]&gt;0;WORKDAY([.D14];[.E14]-1;Holidays); &quot;&quot;)" office:value-type="date" office:date-value="2022-03-23" calcext:value-type="date">
            <text:p>23-mar-2022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4]);[.F14]-[.D14]+1;&quot;&quot;)" office:value-type="float" office:value="12" calcext:value-type="float">
            <text:p>12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9" calcext:value-type="float">
            <text:p>9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4" calcext:value-type="float">
            <text:p>4</text:p>
          </table:table-cell>
          <table:table-cell table:style-name="ce170" table:content-validation-name="val1" office:value-type="string" calcext:value-type="string">
            <text:p>Delete users</text:p>
          </table:table-cell>
          <table:table-cell table:style-name="ce51" table:content-validation-name="val1" office:value-type="date" office:date-value="2022-03-24" calcext:value-type="date">
            <text:p>24-mar-2022</text:p>
          </table:table-cell>
          <table:table-cell table:style-name="ce66" table:content-validation-name="val1" office:value-type="float" office:value="8" calcext:value-type="float">
            <text:p>8</text:p>
          </table:table-cell>
          <table:table-cell table:style-name="ce77" table:content-validation-name="val1" table:formula="of:=IF([.E15]&gt;0;WORKDAY([.D15];[.E15]-1;Holidays); &quot;&quot;)" office:value-type="date" office:date-value="2022-04-04" calcext:value-type="date">
            <text:p>04-abr-2022</text:p>
          </table:table-cell>
          <table:table-cell table:style-name="ce20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5]);[.F15]-[.D15]+1;&quot;&quot;)" office:value-type="float" office:value="12" calcext:value-type="float">
            <text:p>12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8" calcext:value-type="float">
            <text:p>8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5" calcext:value-type="float">
            <text:p>5</text:p>
          </table:table-cell>
          <table:table-cell table:style-name="ce170" table:content-validation-name="val1" office:value-type="string" calcext:value-type="string">
            <text:p>Update users</text:p>
          </table:table-cell>
          <table:table-cell table:style-name="ce51" table:content-validation-name="val1" office:value-type="date" office:date-value="2022-04-05" calcext:value-type="date">
            <text:p>05-abr-2022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2-04-07" calcext:value-type="date">
            <text:p>07-abr-2022</text:p>
          </table:table-cell>
          <table:table-cell table:style-name="ce21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6" calcext:value-type="float">
            <text:p>6</text:p>
          </table:table-cell>
          <table:table-cell table:style-name="ce170" table:content-validation-name="val1" office:value-type="string" calcext:value-type="string">
            <text:p>Change the configuration page</text:p>
          </table:table-cell>
          <table:table-cell table:style-name="ce51" table:content-validation-name="val1" office:value-type="date" office:date-value="2022-04-07" calcext:value-type="date">
            <text:p>07-abr-2022</text:p>
          </table:table-cell>
          <table:table-cell table:style-name="ce66" table:content-validation-name="val1" office:value-type="float" office:value="6" calcext:value-type="float">
            <text:p>6</text:p>
          </table:table-cell>
          <table:table-cell table:style-name="ce77" table:content-validation-name="val1" table:formula="of:=IF([.E17]&gt;0;WORKDAY([.D17];[.E17]-1;Holidays); &quot;&quot;)" office:value-type="date" office:date-value="2022-04-14" calcext:value-type="date">
            <text:p>14-abr-2022</text:p>
          </table:table-cell>
          <table:table-cell table:style-name="ce21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7]);[.F17]-[.D17]+1;&quot;&quot;)" office:value-type="float" office:value="8" calcext:value-type="float">
            <text:p>8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6" calcext:value-type="float">
            <text:p>6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22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01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4/03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1/05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8/12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 table:number-rows-repeated="1048512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17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17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0:'Gantt Chart'.G12 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5:'Gantt Chart'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1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13"/>
        <table:named-range table:name="Holidays" table:base-cell-address="$'Gantt Chart'.$B$66" table:cell-range-address="$'Gantt Chart'.$C$42:.$C$62"/>
        <table:named-range table:name="Print_Area" table:base-cell-address="$'Gantt Chart'.$A$1" table:cell-range-address="$'Gantt Chart'.$A$1:.$GI$13"/>
        <table:named-range table:name="Tasks_Due_Dates" table:base-cell-address="$'Gantt Chart'.$F$30" table:cell-range-address="$'Gantt Chart'.$F$11:.$F$13"/>
        <table:named-range table:name="Tasks_Duration" table:base-cell-address="$'Gantt Chart'.$E$30" table:cell-range-address="$'Gantt Chart'.$E$11:.$E$13"/>
        <table:named-range table:name="Tasks_Percent_Complete" table:base-cell-address="$'Gantt Chart'.$D$11" table:cell-range-address="$'Gantt Chart'.$G$11:.$G$13"/>
        <table:named-range table:name="Tasks_Start_Dates" table:base-cell-address="$'Gantt Chart'.$D$11" table:cell-range-address="$'Gantt Chart'.$D$11:.$D$1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date-style style:name="N106">
      <number:day number:style="long"/>
      <number:text>-</number:text>
      <number:month number:textual="true"/>
      <number:text>-</number:text>
      <number:year number:style="long"/>
    </number:date-style>
    <number:number-style style:name="N107">
      <number:number number:decimal-places="0" loext:min-decimal-places="0" number:min-integer-digits="2"/>
    </number:number-style>
    <number:date-style style:name="N109P0" style:volatile="true">
      <number:month/>
      <number:text>-</number:text>
      <number:day/>
      <number:text>-</number:text>
      <number:year/>
    </number:date-style>
    <number:text-style style:name="N109">
      <number:text-content/>
      <style:map style:condition="value()&lt;=1.79769313486232E+308" style:apply-style-name="N109P0"/>
    </number:text-style>
    <number:date-style style:name="N110">
      <number:day number:style="long"/>
      <number:text> - </number:text>
      <number:month number:textual="true"/>
      <number:text> - </number:text>
      <number:year/>
    </number:date-style>
    <number:number-style style:name="N11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27">
      <number:month number:textual="true"/>
      <number:text>-</number:text>
      <number:year/>
    </number:date-style>
    <number:percentage-style style:name="N128">
      <number:number number:decimal-places="1" loext:min-decimal-places="1" number:min-integer-digits="1"/>
      <number:text>%</number:text>
    </number:percentage-style>
    <number:date-style style:name="N129">
      <number:day number:style="long"/>
    </number:date-style>
    <number:number-style style:name="N130">
      <number:number number:decimal-places="1" loext:min-decimal-places="1" number:min-integer-digits="1"/>
    </number:number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6P2" style:volatile="true">
      <loext:fill-character> </loext:fill-character>
      <number:text>-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fill-character> </loext:fill-character>
      <number:text>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loext:min-decimal-places="2" number:min-integer-digits="1" number:grouping="true"/>
    </number:number-style>
    <number:number-style style:name="N15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loext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€</number:text>
    </number:number-style>
    <number:number-style style:name="N16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0P0"/>
    </number:number-style>
    <number:currency-style style:name="N16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6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62P0"/>
    </number:currency-style>
    <number:percentage-style style:name="N163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12H57M30S</meta:editing-duration>
    <meta:editing-cycles>247</meta:editing-cycles>
    <meta:generator>LibreOffice/6.4.7.2$Linux_X86_64 LibreOffice_project/40$Build-2</meta:generator>
    <dc:date>2022-02-17T20:46:57.354758680</dc:date>
    <meta:document-statistic meta:table-count="1" meta:cell-count="649" meta:object-count="0"/>
    <meta:user-defined meta:name="Info 1"/>
    <meta:user-defined meta:name="Info 2"/>
    <meta:user-defined meta:name="Info 3"/>
    <meta:user-defined meta:name="Info 4"/>
  </office:meta>
</office:document-meta>
</file>